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5" style:parent-style-name="Textbody" style:family="paragraph">
      <style:paragraph-properties fo:text-indent="0.4923in"/>
    </style:style>
    <style:style style:name="P6" style:parent-style-name="Textbody" style:family="paragraph">
      <style:paragraph-properties fo:text-indent="0.4923in"/>
    </style:style>
    <style:style style:name="T7" style:parent-style-name="Fuentedepárrafopredeter." style:family="text">
      <style:text-properties style:font-name-complex="Times New Roman" style:font-size-complex="12pt"/>
    </style:style>
    <style:style style:name="P8" style:parent-style-name="Textbody" style:family="paragraph">
      <style:paragraph-properties fo:text-indent="0.4923in"/>
    </style:style>
    <style:style style:name="P9" style:parent-style-name="Textbody" style:family="paragraph">
      <style:paragraph-properties fo:text-indent="0.4923in"/>
    </style:style>
    <style:style style:name="T10" style:parent-style-name="Fuentedepárrafopredeter." style:family="text">
      <style:text-properties style:font-name-complex="Times New Roman" style:font-size-complex="12pt"/>
    </style:style>
    <style:style style:name="P11" style:parent-style-name="Textbody" style:family="paragraph">
      <style:paragraph-properties fo:text-indent="0.4923in"/>
    </style:style>
  </office:automatic-styles>
  <office:body>
    <office:text text:use-soft-page-breaks="true">
      <text:h text:style-name="P1" text:outline-level="1">Técnicas y herramientas</text:h>
      <text:p text:style-name="UBUcuerpoTrabajo">{Esta parte de la memoria tiene como objetivo presentar las técnicas metodológicas y las herramientas de desarrollo que se han utilizado para llevar a cabo el<text:s/>proyecto. Si se han estudiado diferentes 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Título2" text:outline-level="2">Python</text:h>
      <text:p text:style-name="P5">Este ha sido el lenguaje de programación escogido para desarrollar este proyecto software.<text:s/></text:p>
      <text:p text:style-name="Textbody">Las ventajas que proporciona este lenguaje frente a otros es la cantidad y calidad de librerías de las que dispone, tanto para manejar datos geoespaciales, como para el procesamiento de datos. Dado que el proyecto tiene como ejes centrales estos dos puntos se optó por esta alternativa.</text:p>
      <text:p text:style-name="Textbody">Como desventaja tenía la gran complicación que supone implementar técnicas de ingeniería del software en este lenguaje.</text:p>
      <text:h text:style-name="Título3" text:outline-level="3">Alternativas</text:h>
      <text:h text:style-name="Título4" text:outline-level="4">Java</text:h>
      <text:p text:style-name="P6">Java se consideró como posible alternativa, pero se descartó debido a la complejidad y escasa información de las librerías que había, en comparación con las de Python.</text:p>
      <text:h text:style-name="Título2" text:outline-level="2">Open Street Map<text:span text:style-name="Ref.denotaalpie"><text:note text:note-class="footnote" text:id="_ftn0"><text:note-citation>1</text:note-citation><text:note-body><text:p text:style-name="Textonotapie"><text:s/><text:span text:style-name="T7">«OpenStreetMap».</text:span></text:p></text:note-body></text:note></text:span></text:h>
      <text:p text:style-name="P8">Se trata de un proyecto colaborativo para crear mapas. Estos mapas son creados y actualizados usando información geográfica obtenida por sus colaboradores. Que es almacenada en una base de datos. Esta base de datos se distribuye mediante una licencia abierta de base de datos.</text:p>
      <text:p text:style-name="P9">Estos mapas les utilizamos en el proyecto para poder saber que hay en el mundo real en esas paradas que tenemos registradas. Y de esta forma obtener información de las paradas y no solo puntos geográficos.</text:p>
      <text:h text:style-name="Título3" text:outline-level="3">Alternativas</text:h>
      <text:h text:style-name="Título4" text:outline-level="4">Google Maps</text:h>
      <text:p text:style-name="Normal"><text:tab/>Se descarto por ser una alternativa distribuida mediante una licencia propietaria<text:s/>y tiene costes<text:s/>económicos.<text:s/>Y dado que esta aplicación esta bajo una licencia GPL3<text:s/>completamente gratuita, es un coste que no se puede asumir.</text:p>
      <text:h text:style-name="Título2" text:outline-level="2">GeoPandas<text:span text:style-name="Ref.denotaalpie"><text:note text:note-class="footnote" text:id="_ftn1"><text:note-citation>2</text:note-citation><text:note-body><text:p text:style-name="Textonotapie"><text:s/><text:span text:style-name="T10">«GeoPandas 0.4.0 — GeoPandas 0.4.0 documentation».</text:span></text:p></text:note-body></text:note></text:span></text:h>
      <text:p text:style-name="P11">Es una librería de Python que extiende de la librería Pandas, permitiendo realizar todas las operaciones que permite<text:s/>Pandas<text:s/>y<text:s/>también aporta una serie de operaciones geoespaciales. En el proyecto es utilizada para hacer operaciones<text:s/>matemáticas<text:s/>sobre los datos,<text:s/>transformaciones en los sistemas de coordenadas<text:s/>y cargar datos.<text:s/>Nos permite cargar datos geoespaciales directamente<text:s/><text:soft-page-break/>de la base de datos.</text:p>
      <text:h text:style-name="Título2" text:outline-level="2">Pandas</text:h>
      <text:p text:style-name="Textbody"><text:tab/>Es una librería de código abierto que sirve para realizar análisis de datos permitiendo de forma fácil hacer operaciones sobre los datos.</text:p>
      <text:p text:style-name="Textbody"><text:tab/>En el proyecto principalmente utilizamos pandas a través de GeoPandas pero hay operaciones de las cuales no dispone GeoPandas como es la carga de datos desde un CSV. Y esta funcionalidad es necesaria para introducir<text:s/>nuevas rutas.</text:p>
      <text:p text:style-name="Textbody"><text:s/><text:tab/></text:p>
      <text:h text:style-name="Título2" text:outline-level="2">PostgreSQL</text:h>
      <text:p text:style-name="Normal">Es un motor de bases de datos de código abierto<text:s/></text:p>
      <text:p text:style-name="Normal"/>
      <text:p text:style-name="Normal"/>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fo:font-size="16pt" style:font-size-asian="16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 style:display-name="Table" style:family="paragraph" style:parent-style-name="Descripción">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fo:font-size="16pt" style:font-size-asian="16pt" style:font-size-complex="10.5pt"/>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TextonotapieCar" style:display-name="Texto nota pie Car" style:family="text" style:parent-style-name="Fuentedepárrafopredeter.">
      <style:text-properties style:font-name-complex="Mangal" fo:font-size="10pt" style:font-size-asian="10pt" style:font-size-complex="9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81in) rotate(-0.96377) translate(3.2431in 16.60934in)" draw:name="Cuadro de texto 1" text:anchor-type="paragraph" svg:width="13.09306in" svg:height="1.67361in" style:rel-width="scale" style:rel-height="scale"><draw:text-box><text:p text:style-name="P2"><text:span text:style-name="T3">Borrador</text:span></text:p></draw:text-box><svg:title/><svg:desc/></draw:frame><text:file-name text:fixed="false" text:display="name-and-extension">4_TecnicasHerramientas.odt</text:file-name><text:s/>v.<text:editing-cycles text:fixed="false">11</text:editing-cycles><text:s/><text:title text:fixed="false"/><text:modification-date style:data-style-name="N4">10/abr.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Hector Cogollos Adrian</dc:creator>
    <meta:creation-date>2014-01-25T22:20:00Z</meta:creation-date>
    <dc:date>2019-04-10T13:30:00Z</dc:date>
    <meta:template xlink:href="Normal.dotm" xlink:type="simple"/>
    <meta:editing-cycles>15</meta:editing-cycles>
    <meta:editing-duration>PT58560S</meta:editing-duration>
    <meta:user-defined meta:name="ZOTERO_PREF_1">&lt;data data-version="3" zotero-version="5.0.64"&gt;&lt;session id="cZVy2hpS"/&gt;&lt;style id="http://www.zotero.org/styles/chicago-note-bibliography" locale="es-ES" hasBibliography="1" bibliographyStyleHasBeenSet="0"/&gt;&lt;prefs&gt;&lt;pref name="fieldType" value="Field"/&gt;&lt;pre</meta:user-defined>
    <meta:user-defined meta:name="ZOTERO_PREF_2">f name="noteType" value="1"/&gt;&lt;/prefs&gt;&lt;/data&gt;</meta:user-defined>
    <meta:document-statistic meta:page-count="2" meta:paragraph-count="6" meta:word-count="472" meta:character-count="3066" meta:row-count="21" meta:non-whitespace-character-count="2600"/>
  </office:meta>
</office:document-meta>
</file>